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line-height="130%" fo:text-align="start" style:justify-single-word="false"/>
      <style:text-properties fo:font-size="14pt" officeooo:rsid="0006c197" officeooo:paragraph-rsid="0006c197" style:font-size-asian="14pt" style:font-size-complex="14pt"/>
    </style:style>
    <style:style style:name="P2" style:family="paragraph" style:parent-style-name="Standard">
      <style:paragraph-properties fo:line-height="130%" fo:text-align="start" style:justify-single-word="false"/>
      <style:text-properties fo:font-size="14pt" officeooo:rsid="0006c197" officeooo:paragraph-rsid="000bd8cb" style:font-size-asian="14pt" style:font-size-complex="14pt"/>
    </style:style>
    <style:style style:name="P3" style:family="paragraph" style:parent-style-name="Standard">
      <style:paragraph-properties fo:line-height="130%" fo:text-align="start" style:justify-single-word="false"/>
      <style:text-properties fo:font-size="12pt" officeooo:rsid="0006c197" officeooo:paragraph-rsid="000bd8cb" style:font-size-asian="12pt" style:font-size-complex="12pt"/>
    </style:style>
    <style:style style:name="P4" style:family="paragraph" style:parent-style-name="Standard">
      <style:paragraph-properties fo:line-height="130%" fo:text-align="justify" style:justify-single-word="false"/>
      <style:text-properties fo:font-size="12pt" officeooo:rsid="0006c197" officeooo:paragraph-rsid="0006c197" style:font-size-asian="12pt" style:font-size-complex="12pt"/>
    </style:style>
    <style:style style:name="P5" style:family="paragraph" style:parent-style-name="Standard">
      <style:paragraph-properties fo:line-height="130%" fo:text-align="start" style:justify-single-word="false"/>
      <style:text-properties fo:font-size="12pt" officeooo:rsid="000bd8cb" officeooo:paragraph-rsid="000bd8cb" style:font-size-asian="12pt" style:font-size-complex="12pt"/>
    </style:style>
    <style:style style:name="P6" style:family="paragraph" style:parent-style-name="Title">
      <style:text-properties officeooo:rsid="000bd8cb" officeooo:paragraph-rsid="000bd8cb"/>
    </style:style>
    <style:style style:name="P7" style:family="paragraph" style:parent-style-name="Subtitle">
      <style:text-properties officeooo:paragraph-rsid="000d82b2"/>
    </style:style>
    <style:style style:name="P8" style:family="paragraph" style:parent-style-name="Standard">
      <style:paragraph-properties fo:line-height="130%" fo:text-align="justify" style:justify-single-word="false"/>
      <style:text-properties fo:font-size="12pt" fo:font-weight="normal" officeooo:rsid="0006c197" officeooo:paragraph-rsid="0006c197" style:font-size-asian="12pt" style:font-weight-asian="normal" style:font-size-complex="12pt" style:font-weight-complex="normal"/>
    </style:style>
    <style:style style:name="P9" style:family="paragraph" style:parent-style-name="Standard">
      <style:paragraph-properties fo:line-height="130%" fo:text-align="start" style:justify-single-word="false"/>
      <style:text-properties fo:font-size="12pt" fo:font-weight="normal" officeooo:rsid="0006c197" officeooo:paragraph-rsid="0006c197" style:font-size-asian="12pt" style:font-weight-asian="normal" style:font-size-complex="12pt" style:font-weight-complex="normal"/>
    </style:style>
    <style:style style:name="P10" style:family="paragraph" style:parent-style-name="Standard">
      <style:paragraph-properties fo:line-height="130%" fo:text-align="start" style:justify-single-word="false"/>
      <style:text-properties fo:font-size="12pt" fo:font-weight="normal" officeooo:rsid="0006c197" officeooo:paragraph-rsid="000bd8cb" style:font-size-asian="12pt" style:font-weight-asian="normal" style:font-size-complex="12pt" style:font-weight-complex="normal"/>
    </style:style>
    <style:style style:name="P11" style:family="paragraph" style:parent-style-name="Text_20_body">
      <style:text-properties fo:font-weight="normal" style:font-weight-asian="normal" style:font-weight-complex="normal"/>
    </style:style>
    <style:style style:name="P12" style:family="paragraph" style:parent-style-name="Text_20_body">
      <style:text-properties fo:font-weight="normal" officeooo:paragraph-rsid="000d82b2"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06c197" style:font-weight-asian="bold" style:font-weight-complex="bold"/>
    </style:style>
    <style:style style:name="T3" style:family="text">
      <style:text-properties fo:font-weight="bold" officeooo:rsid="000bd8cb"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085978" style:font-weight-asian="normal" style:font-weight-complex="normal"/>
    </style:style>
    <style:style style:name="T6" style:family="text">
      <style:text-properties fo:font-weight="normal" officeooo:rsid="0006c197" style:font-weight-asian="normal" style:font-weight-complex="normal"/>
    </style:style>
    <style:style style:name="T7" style:family="text">
      <style:text-properties fo:font-weight="normal" officeooo:rsid="000bd8cb" style:font-weight-asian="normal" style:font-weight-complex="normal"/>
    </style:style>
    <style:style style:name="T8" style:family="text">
      <style:text-properties fo:font-weight="normal" officeooo:rsid="000d82b2" style:font-weight-asian="normal" style:font-weight-complex="normal"/>
    </style:style>
    <style:style style:name="T9" style:family="text">
      <style:text-properties officeooo:rsid="000bd8c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es<text:span text:style-name="T9">ú</text:span>men</text:p>
      <text:p text:style-name="P1"/>
      <text:p text:style-name="P4">Los sistemas formales de modelado, como el <text:span text:style-name="T1">Unified Modeling Language </text:span>(<text:span text:style-name="T1">UML</text:span>), son bien conocidos por todos los ingenieros de software. Los mismos permiten razonar sobre la estructura a gran escala de los sistemas de la información, facilitando el análisis, diseño e implementación de los mismos, así como su mantenimiento posterior, <text:span text:style-name="T9">y simplificando tareas como la refactorización automática o la generación de código.</text:span></text:p>
      <text:p text:style-name="P4"/>
      <text:p text:style-name="P4">Por otro lado, a pesar del éxito que han tenido estas herramientas, no están exentas de limitaciones. La más notable de las mismas es, quizás, que no se permite considerar más de un nivel de instanciación de una clase. Para solventr esta insuficiencia, existen extensiones, como el <text:span text:style-name="T1">Meta-Object Facility </text:span><text:span text:style-name="T4">(</text:span><text:span text:style-name="T1">MOF</text:span><text:span text:style-name="T4">), que aumentan esta funcionalidad añadiendo niveles adicionales entre los que se pueden establecer relaciones de instanciación.</text:span></text:p>
      <text:p text:style-name="P8"/>
      <text:p text:style-name="P4"><text:span text:style-name="T4">El </text:span><text:span text:style-name="T1">metamodelado multinivel </text:span><text:span text:style-name="T7">o </text:span><text:span text:style-name="T3">metamodelado profundo</text:span><text:span text:style-name="T7"> </text:span><text:span text:style-name="T4">es un paradigma relativamente nuevo de modelado que elimina las restricciones de la estructura estándar de cuatro capas que propone el </text:span><text:span text:style-name="T1">MOF </text:span><text:span text:style-name="T4">permitiendo sistemas con un número arbitrario de niveles. </text:span><text:span text:style-name="T5">Sin embargo, el entendimiento actual de esta herramienta está basado en nociones de teoría de categorías, una disciplina matemática que resulta difícil de tomar en </text:span><text:span text:style-name="T7">relación</text:span><text:span text:style-name="T5"> </text:span><text:span text:style-name="T7">a</text:span><text:span text:style-name="T5"> lenguajes </text:span><text:span text:style-name="T7">de programación</text:span><text:span text:style-name="T5"> reales </text:span><text:span text:style-name="T7">orientados a objetos</text:span><text:span text:style-name="T5">.</text:span></text:p>
      <text:p text:style-name="P8"/>
      <text:p text:style-name="P4"><text:span text:style-name="T4">Para comprender mejor el funcionamiento de esta nueva herramienta, poniendola en contexto con la teoría existente, y dar pie a investigación futura, este trabajo pretende establecer una formalización de la misma basada en </text:span><text:span text:style-name="T1">teoría de tipos</text:span><text:span text:style-name="T4">, una rama de la </text:span><text:span text:style-name="T7">teoría de la </text:span><text:span text:style-name="T4">computación que estudia la semántica de las reglas de tipado en un lenguaje de programación o sistema similar. </text:span><text:span text:style-name="T5">Con este objetivo</text:span><text:span text:style-name="T4">, hemos construido </text:span><text:span text:style-name="T5">y analizado </text:span><text:span text:style-name="T4">dos sistemas formales que pretenden </text:span><text:span text:style-name="T5">constituir la base del desarrollo de futuros lenguajes de programación basados en el metamodelado multinivel</text:span><text:span text:style-name="T4">, y hemos desarrollado compiladores de los mismos a JavaScript para probar la aplicabilidad de estos modelos teóricos de manera práctica.</text:span></text:p>
      <text:p text:style-name="P9"/>
      <text:p text:style-name="Subtitle"><text:span text:style-name="T4">Palabras clave – metamodelado multinivel, </text:span><text:span text:style-name="T7">metamodelado profundo, </text:span><text:span text:style-name="T4">teoría de tipos, UML, orientación a objetos, lenguajes de programación, </text:span><text:span text:style-name="T7">ingeniería del software, ingeniería dirigida por modelos</text:span><text:span text:style-name="T4">.</text:span></text:p>
      <text:p text:style-name="P11"/>
      <text:p text:style-name="P11"/>
      <text:p text:style-name="P11"/>
      <text:p text:style-name="P11"/>
      <text:p text:style-name="P11"/>
      <text:p text:style-name="P11"><text:soft-page-break/></text:p>
      <text:p text:style-name="P11"/>
      <text:p text:style-name="P11"/>
      <text:p text:style-name="P6">Abstract</text:p>
      <text:p text:style-name="P2"/>
      <text:p text:style-name="P3"><text:span text:style-name="T9">Formal modeling systems such as the</text:span> <text:span text:style-name="T1">Unified Modeling Language </text:span>(<text:span text:style-name="T1">UML</text:span>), <text:span text:style-name="T9">are widely used by software engineers</text:span>. <text:span text:style-name="T9">Such systems allow reasoning about the large-scale organization of information systems, easing their analysis, design and implementation, reducing maintenance costs and simplifying automated generation or refactoring of software.</text:span></text:p>
      <text:p text:style-name="P3"/>
      <text:p text:style-name="P5">On the other hand, despite the success that these tools have experienced, they are not devoid of limitations. Perhaps the most noticeable is the lack of support for more than one level of instantiation of a certain class. In order to solve this problem, extensions have been designed, such as the <text:span text:style-name="T2">Meta-Object Facility </text:span><text:span text:style-name="T6">(</text:span><text:span text:style-name="T2">MOF</text:span><text:span text:style-name="T6">), </text:span><text:span text:style-name="T4">that expand the functionality of classical modeling frameworks allowing additional levels between which can be established instance-of relationships.</text:span></text:p>
      <text:p text:style-name="P10"/>
      <text:p text:style-name="P5"><text:span text:style-name="T1">Multilevel metamodelling</text:span><text:span text:style-name="T4"> or </text:span><text:span text:style-name="T1">deep metamodelling </text:span><text:span text:style-name="T4">is a recently-developed modeling paradigm that aims to completely eliminate the restrictions inherent in the four-layer approach proposed by the </text:span><text:span text:style-name="T1">MOF</text:span><text:span text:style-name="T4">, replacing them with systems that allow for an unrestricted number of object layers. However, the current understanding of this tool is based on category theory, a mathematical abstraction that is hard to relate to real object-oriented programming.</text:span></text:p>
      <text:p text:style-name="P10"/>
      <text:p text:style-name="P5"><text:span text:style-name="T4">In order to better understand the particularities of this new tool, putting it in context with the existing theory and facilitating subsequent research, this work intends to establish a formalization of said tool through the use of </text:span><text:span text:style-name="T1">type theory, </text:span><text:span text:style-name="T8">a branch of computer science that deals with the specification and semantics of typing rules for programming languages and similar formal systems. With this in mind, we've developed and analyzed two formal systems that intend to form the basis for the development of further programming languages based on the notions of multilevel metamodelling. Furthermore, we have developed compilers for said systems that show the practical applicability of these purely theoretical models.</text:span><text:span text:style-name="T6"> </text:span></text:p>
      <text:p text:style-name="P10"/>
      <text:p text:style-name="P7"><text:span text:style-name="T4">Palabras clave – metamodelado multinivel, </text:span><text:span text:style-name="T7">metamodelado profundo, </text:span><text:span text:style-name="T4">teoría de tipos, UML, orientación a objetos, lenguajes de programación, </text:span><text:span text:style-name="T7">ingeniería del software, ingeniería dirigida por modelos</text:span><text:span text:style-name="T4">.</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mply </meta:initial-creator>
    <meta:creation-date>2014-06-03T03:17:25.899340297</meta:creation-date>
    <dc:date>2014-06-03T21:06:47.987025296</dc:date>
    <dc:creator>simply </dc:creator>
    <meta:editing-duration>PT28M44S</meta:editing-duration>
    <meta:editing-cycles>8</meta:editing-cycles>
    <meta:generator>LibreOffice/4.1.3.2$Linux_x86 LibreOffice_project/410m0$Build-2</meta:generator>
    <meta:document-statistic meta:table-count="0" meta:image-count="0" meta:object-count="0" meta:page-count="2" meta:paragraph-count="12" meta:word-count="643" meta:character-count="4416" meta:non-whitespace-character-count="3782"/>
  </office:meta>
</office:document-meta>
</file>